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500000023C1CCC38DB35B9A87.png" manifest:media-type="image/png"/>
  <manifest:file-entry manifest:full-path="Pictures/100000010000000B0000000B5422D3F5DCE21F3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0a10b0" officeooo:paragraph-rsid="000a10b0"/>
    </style:style>
    <style:style style:name="P2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P3" style:family="paragraph" style:parent-style-name="Footer">
      <style:text-properties officeooo:paragraph-rsid="00198d03"/>
    </style:style>
    <style:style style:name="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P7" style:family="paragraph" style:parent-style-name="Définition">
      <style:text-properties officeooo:paragraph-rsid="0a2e9bd6"/>
    </style:style>
    <style:style style:name="P8" style:family="paragraph" style:parent-style-name="Note_20_importante">
      <style:text-properties officeooo:paragraph-rsid="0a2e9bd6"/>
    </style:style>
    <style:style style:name="P9" style:family="paragraph" style:parent-style-name="Text_20_body">
      <style:text-properties officeooo:paragraph-rsid="0a2e9bd6"/>
    </style:style>
    <style:style style:name="P10" style:family="paragraph" style:parent-style-name="legende">
      <style:text-properties officeooo:paragraph-rsid="0a2e9bd6"/>
    </style:style>
    <style:style style:name="P11" style:family="paragraph" style:parent-style-name="Text_20_body">
      <style:text-properties fo:font-weight="bold" officeooo:paragraph-rsid="0a2e9bd6" style:font-weight-asian="bold" style:font-weight-complex="bold"/>
    </style:style>
    <style:style style:name="P12" style:family="paragraph" style:parent-style-name="Heading_20_1" style:master-page-name="Standard">
      <loext:graphic-properties draw:fill-gradient-name="gradient" draw:fill-hatch-name="hatch"/>
      <style:paragraph-properties style:page-number="auto" fo:break-before="page"/>
      <style:text-properties officeooo:paragraph-rsid="0a2e9bd6"/>
    </style:style>
    <style:style style:name="P13" style:family="paragraph" style:parent-style-name="Heading_20_1">
      <style:text-properties officeooo:paragraph-rsid="0a2e9bd6"/>
    </style:style>
    <style:style style:name="P14" style:family="paragraph" style:parent-style-name="Heading_20_2">
      <style:text-properties officeooo:paragraph-rsid="0a2e9bd6"/>
    </style:style>
    <style:style style:name="P15" style:family="paragraph" style:parent-style-name="Heading_20_3">
      <style:text-properties officeooo:paragraph-rsid="0a2e9bd6"/>
    </style:style>
    <style:style style:name="P16" style:family="paragraph" style:parent-style-name="texte_20_puce_20_rond_20_bleu">
      <style:text-properties officeooo:paragraph-rsid="0a2e9bd6"/>
    </style:style>
    <style:style style:name="P17" style:family="paragraph" style:parent-style-name="texte_20_puce_20_rond_20_bleu" style:list-style-name="rond_20_bleu">
      <style:text-properties officeooo:paragraph-rsid="0a33478c"/>
    </style:style>
    <style:style style:name="T1" style:family="text">
      <style:text-properties officeooo:rsid="000a10b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ce3c7f8"/>
    </style:style>
    <style:style style:name="T4" style:family="text">
      <style:text-properties officeooo:rsid="0ce1a368"/>
    </style:style>
    <style:style style:name="T5" style:family="text">
      <style:text-properties officeooo:rsid="0ce39849"/>
    </style:style>
    <style:style style:name="T6" style:family="text">
      <style:text-properties officeooo:rsid="0ce80ce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ceb4d8f" style:font-weight-asian="bold" style:font-weight-complex="bold"/>
    </style:style>
    <style:style style:name="T9" style:family="text">
      <style:text-properties officeooo:rsid="0a31773d"/>
    </style:style>
    <style:style style:name="T10" style:family="text">
      <style:text-properties officeooo:rsid="0a32bf77"/>
    </style:style>
    <style:style style:name="T11" style:family="text">
      <style:text-properties officeooo:rsid="0a3610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2" text:outline-level="1"><text:bookmark-start text:name="__RefHeading___Toc1362_479415426"/>Légende<text:bookmark-end text:name="__RefHeading___Toc1362_479415426"/></text:h>
      <text:p text:style-name="P9">Différentes conventions typographiques sont utilisées dans ce document.</text:p>
      <text:p text:style-name="P9">Les explications nécessaires sont typographiées de cette façon : (typographie de base du document).</text:p>
      <text:p text:style-name="P9">Les images seront légendées de cette manière :</text:p>
      <text:p text:style-name="P10">Légende</text:p>
      <text:p text:style-name="P9">Pour indiquer les éléments d'interface graphique (menus ou boutons), <text:span text:style-name="Bouton_20_NC">les noms des menus ou boutons sont typographiés ainsi</text:span>.</text:p>
      <text:p text:style-name="P9">Pour fournir une remarque, un conseil ou une alerte :</text:p>
      <text:p text:style-name="P8"><text:span text:style-name="note">Note </text:span>: Texte soulignant une notion importante, une remarque ou un conseil</text:p>
      <text:p text:style-name="P9"><text:span text:style-name="Fichier_20_Produit_20_Commande">Cette police</text:span> sera utilisée sur certains mots dans les paragraphes d'explication pour présenter des noms de <text:span text:style-name="Fichier_20_Produit_20_Commande">fichiers</text:span>, de <text:span text:style-name="Fichier_20_Produit_20_Commande">dossiers</text:span>, de <text:span text:style-name="Fichier_20_Produit_20_Commande">commandes</text:span>, des <text:span text:style-name="Fichier_20_Produit_20_Commande">messages d'informations</text:span> affichés à l'écran ou tout simplement pour <text:span text:style-name="Fichier_20_Produit_20_Commande">mettre en exergue un terme</text:span> et mieux le distinguer visuellement dans une phrase.</text:p>
      <text:h text:style-name="P13" text:outline-level="1"><text:bookmark-start text:name="__RefHeading___Toc97000_3331003954"/>Introduction<text:bookmark-end text:name="__RefHeading___Toc97000_3331003954"/></text:h>
      <text:h text:style-name="P14" text:outline-level="2"><text:bookmark-start text:name="__RefHeading___Toc1368_479415426"/>Qu’est-ce que <text:user-field-get text:name="NomServiceNextcloud">Nextcloud</text:user-field-get> ?<text:bookmark-end text:name="__RefHeading___Toc1368_479415426"/></text:h>
      <text:h text:style-name="P15" text:outline-level="3"><text:bookmark-start text:name="__RefHeading___Toc19248_600733985"/>À quoi sert-il ?<text:bookmark-end text:name="__RefHeading___Toc19248_600733985"/></text:h>
      <text:p text:style-name="P9"><text:user-field-get text:name="NomServiceNextcloud">Nextcloud</text:user-field-get> :</text:p>
      <text:list xml:id="list195697683" text:style-name="rond_20_bleu">
        <text:list-item>
          <text:p text:style-name="P16"><text:span text:style-name="T3">E</text:span>st <text:span text:style-name="T4">une plateforme collaborative Open Source (logiciel libre), équivalente aux solutions propriétaires telles que </text:span>Dropbox, Google Drive, <text:span text:style-name="T4">Microsoft </text:span>OneDrive, Apple iCloud, Oodrive Sync …</text:p>
        </text:list-item>
        <text:list-item>
          <text:p text:style-name="P16"><text:span text:style-name="T3">P</text:span>ermet <text:span text:style-name="T5">aux </text:span>personnes de votre organisation de stocker <text:span text:style-name="T5">en interne des dossiers et fichiers, mais aussi de les </text:span>partager <text:span text:style-name="T5">avec d’autres personnes, soit internes à l’organisation, soit externes à cette dernière</text:span></text:p>
        </text:list-item>
      </text:list>
      <text:h text:style-name="P15" text:outline-level="3"><text:bookmark-start text:name="__RefHeading___Toc19250_600733985"/>Qu’est-ce qu’un logiciel libre ?<text:bookmark-end text:name="__RefHeading___Toc19250_600733985"/></text:h>
      <text:p text:style-name="P9">Libre ne veut pas dire gratuit (« free », dans ce contexte, signifie « libre »)</text:p>
      <text:p text:style-name="P11">Les 4 libertés fondamentales du Libre : </text:p>
      <text:list xml:id="list170109978937196" text:continue-numbering="true" text:style-name="rond_20_bleu">
        <text:list-item>
          <text:p text:style-name="P16"><text:span text:style-name="T6">L</text:span>iberté d’exécuter le programme, pour tous les usages</text:p>
        </text:list-item>
        <text:list-item>
          <text:p text:style-name="P16"><text:span text:style-name="T6">L</text:span>iberté d’étudier le fonctionnement du programme et de l'adapter à ses besoins</text:p>
        </text:list-item>
        <text:list-item>
          <text:p text:style-name="P16"><text:span text:style-name="T6">L</text:span>iberté de redistribuer des copies du programme (ce qui implique la possibilité aussi bien de donner que de vendre des copies)</text:p>
        </text:list-item>
        <text:list-item>
          <text:p text:style-name="P16"><text:span text:style-name="T6">L</text:span>iberté d'améliorer le programme et de distribuer ces améliorations au public, pour en faire profiter toute la communauté</text:p>
        </text:list-item>
      </text:list>
      <text:p text:style-name="P9"><text:soft-page-break/><text:span text:style-name="T7">En savoir plus sur les logiciels libres, </text:span><text:span text:style-name="T8">son histoire et ses particularités, en consultant</text:span><text:span text:style-name="T7"> </text:span><text:span text:style-name="T8">sa fiche</text:span><text:span text:style-name="T7"> </text:span><text:a xlink:type="simple" xlink:href="https://fr.wikipedia.org/wiki/Logiciel_libre" text:style-name="Internet_20_link" text:visited-style-name="Visited_20_Internet_20_Link"><text:span text:style-name="T7">Wikipédia</text:span></text:a><text:span text:style-name="T7">.</text:span></text:p>
      <text:h text:style-name="P14" text:outline-level="2"><text:bookmark-start text:name="__RefHeading___Toc274_3361601403"/><text:bookmark-start text:name="introduction_notions_de_base"/>Notions de base<text:bookmark-end text:name="__RefHeading___Toc274_3361601403"/><text:bookmark-end text:name="introduction_notions_de_base"/></text:h>
      <text:p text:style-name="P7">Dossier</text:p>
      <text:list text:continue-numbering="true" text:style-name="rond_20_bleu">
        <text:list-item>
          <text:p text:style-name="P17">Espace utilisé pour y stocker différents types de fichiers. Il peut appartenir à une seule personne (dossier personnel), ou être un partagé entre plusieurs utilisateurs (dossier partagé). Il existe différents types de dossiers partagés, qui seront présentés dans ce document, <text:span text:style-name="T10">chapitre </text:span><text:span text:style-name="T10"><text:bookmark-ref text:reference-format="chapter" text:ref-name="partages">Erreur : source de la référence non trouvée</text:bookmark-ref></text:span><text:span text:style-name="T10"><text:s/></text:span><text:span text:style-name="T10"><text:bookmark-ref text:reference-format="text" text:ref-name="partages">Erreur : source de la référence non trouvée</text:bookmark-ref></text:span>, <text:span text:style-name="T9">page </text:span><text:span text:style-name="T10"><text:bookmark-ref text:reference-format="page" text:ref-name="partages">Erreur : source de la référence non trouvée</text:bookmark-ref></text:span>. </text:p>
        </text:list-item>
      </text:list>
      <text:p text:style-name="P7">Groupe</text:p>
      <text:list text:continue-numbering="true" text:style-name="rond_20_bleu">
        <text:list-item>
          <text:p text:style-name="P16">Regroupement d’utilisateurs, créé par un administrateur de l’instance <text:user-field-get text:name="NomServiceNextcloud">Nextcloud</text:user-field-get><text:s/>. Exemple : <text:span text:style-name="Fichier_20_Produit_20_Commande">Équipe commerciale</text:span></text:p>
        </text:list-item>
      </text:list>
      <text:p text:style-name="P7">Instance</text:p>
      <text:list text:continue-numbering="true" text:style-name="rond_20_bleu">
        <text:list-item>
          <text:p text:style-name="P16">Dans ce guide le terme <text:span text:style-name="Fichier_20_Produit_20_Commande">instance</text:span> fait référence au service <text:user-field-get text:name="NomServiceNextcloud">Nextcloud</text:user-field-get><text:s/>de manière générale, qu’on y accède via un navigateur internet ou n’importe quel autre terminal</text:p>
        </text:list-item>
      </text:list>
      <text:p text:style-name="P7">Partage</text:p>
      <text:list text:continue-numbering="true" text:style-name="rond_20_bleu">
        <text:list-item>
          <text:p text:style-name="P16">Réaliser un partage signifie donner des droits d’accès à des documents ou des dossiers à un utilisateur, un groupe d’utilisateur, ou à un cercle. Une fois ces droits d’accès octroyés, il est possible de les gérer finement, en autorisant ou non la lecture, l’écriture, la création, la suppression et le repartage à d’autres utilisateurs, groupes d’utilisateurs et cercles</text:p>
        </text:list-item>
      </text:list>
      <text:p text:style-name="P7">Propriétaire de dossier ou fichier</text:p>
      <text:list text:continue-numbering="true" text:style-name="rond_20_bleu">
        <text:list-item>
          <text:p text:style-name="P16">Un propriétaire de dossier ou fichier est l’utilisateur qui crée cet élément et qui détient par conséquent tous les droits sur ce dernier (lecture, écriture, suppression, repartage)</text:p>
        </text:list-item>
        <text:list-item>
          <text:p text:style-name="P16">Un propriétaire a la possibilité de créer ou supprimer à volonté des partages de ses dossiers et fichiers</text:p>
        </text:list-item>
        <text:list-item>
          <text:p text:style-name="P16">Lorsque le compte d’un utilisateur est supprimé de l’instance, toutes les données dont il est propriétaire et tous les partages qu’il a pu réaliser sont supprimés. Le propriétaire de dossier joue donc un rôle important</text:p>
        </text:list-item>
        <text:list-item>
          <text:p text:style-name="P16">Pour savoir comment transférer les droits de propriété d’un dossier ou fichier, se référer <text:span text:style-name="T11">chapitre </text:span><text:span text:style-name="T11"><text:bookmark-ref text:reference-format="chapter" text:ref-name="transfert_de_propriete">Erreur : source de la référence non trouvée</text:bookmark-ref></text:span><text:span text:style-name="T11"><text:s/></text:span><text:span text:style-name="T11"><text:bookmark-ref text:reference-format="text" text:ref-name="introduction_notions_de_base">Notions de base</text:bookmark-ref></text:span>, page <text:bookmark-ref text:reference-format="page" text:ref-name="transfert_de_propriete">Erreur : source de la référence non trouvée</text:bookmark-ref><text:span text:style-name="A_20_changer"><text:s/></text:span>de ce document</text:p>
        </text:list-item>
      </text:list>
      <text:p text:style-name="P7">Terminaux</text:p>
      <text:list text:continue-numbering="true" text:style-name="rond_20_bleu">
        <text:list-item>
          <text:p text:style-name="P16">Dans ce guide, le terme <text:span text:style-name="Fichier_20_Produit_20_Commande">terminal</text:span> fait référence aux différents appareils à l’aide desquels vous pouvez accéder à une instance Nextcloud : smartphones, tablettes, ordinateur (qu’importe son système d’exploitation). Le navigateur web n’est pas considéré comme un termina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5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5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Liberation Sans4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Liberation Sans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Liberation Sans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1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Times New Roman1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style:font-name="Liberation Serif1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1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2</text:page-number></text:span><text:span text:style-name="MT1"><text:s/>/ </text:span><text:span text:style-name="MT1"><text:page-count>2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2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7M23S</meta:editing-duration>
    <meta:editing-cycles>14</meta:editing-cycles>
    <meta:generator>LibreOffice/7.5.7.1$Linux_X86_64 LibreOffice_project/50$Build-1</meta:generator>
    <meta:initial-creator>Philippe Hemmel</meta:initial-creator>
    <meta:creation-date>2022-12-26T16:30:17.166430780</meta:creation-date>
    <dc:date>2024-06-13T17:01:09.027711192</dc:date>
    <dc:creator>Jérôme Herbinet</dc:creator>
    <meta:document-statistic meta:table-count="0" meta:image-count="2" meta:object-count="0" meta:page-count="2" meta:paragraph-count="45" meta:word-count="681" meta:character-count="4237" meta:non-whitespace-character-count="3615"/>
  </office:meta>
</office:document-meta>
</file>